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0DD5A16A3D0CC53F6BC.png" manifest:media-type="image/png"/>
  <manifest:file-entry manifest:full-path="Pictures/1004E4AF0000571C000016E4F0EEA4ABC343F076.svg" manifest:media-type="image/svg+xml"/>
  <manifest:file-entry manifest:full-path="Pictures/10060A7700005736000016FEDC4EC5505FEDB1AF.svg" manifest:media-type="image/svg+xml"/>
  <manifest:file-entry manifest:full-path="Pictures/100000010000034C000000DED950F3751FC7D951.png" manifest:media-type="image/png"/>
  <manifest:file-entry manifest:full-path="Pictures/100000010000034C000000DE404D54CD932C57B8.png" manifest:media-type="image/png"/>
  <manifest:file-entry manifest:full-path="Pictures/1004453600005736000016FE1917923A6F3D35D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fo:margin-top="0.199cm" fo:margin-bottom="0.199cm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199cm" fo:margin-bottom="0.199cm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.199cm" fo:margin-bottom="0.19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Billede1" text:anchor-type="paragraph" svg:width="22.326cm" svg:height="5.886cm" draw:z-index="0"><draw:image xlink:href="Pictures/1004453600005736000016FE1917923A6F3D35D5.svg" xlink:type="simple" xlink:show="embed" xlink:actuate="onLoad" draw:mime-type="image/svg+xml"/><draw:image xlink:href="Pictures/100000010000034C000000DED950F3751FC7D951.png" xlink:type="simple" xlink:show="embed" xlink:actuate="onLoad" draw:mime-type="image/png"/></draw:frame><draw:frame draw:style-name="fr2" draw:name="Billede2" text:anchor-type="paragraph" svg:y="6.38cm" svg:width="22.326cm" svg:height="5.886cm" draw:z-index="1"><draw:image xlink:href="Pictures/10060A7700005736000016FEDC4EC5505FEDB1AF.svg" xlink:type="simple" xlink:show="embed" xlink:actuate="onLoad" draw:mime-type="image/svg+xml"/><draw:image xlink:href="Pictures/100000010000034C000000DE404D54CD932C57B8.png" xlink:type="simple" xlink:show="embed" xlink:actuate="onLoad" draw:mime-type="image/png"/></draw:frame><draw:frame draw:style-name="fr1" draw:name="Billede3" text:anchor-type="char" svg:y="12.779cm" svg:width="22.301cm" svg:height="5.86cm" draw:z-index="2"><draw:image xlink:href="Pictures/1004E4AF0000571C000016E4F0EEA4ABC343F076.svg" xlink:type="simple" xlink:show="embed" xlink:actuate="onLoad" draw:mime-type="image/svg+xml"/><draw:image xlink:href="Pictures/100000010000034B000000DD5A16A3D0CC53F6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6:24:46.823751118</meta:creation-date>
    <meta:print-date>2023-08-08T16:32:53.267192875</meta:print-date>
    <dc:date>2023-08-08T16:33:34.947942365</dc:date>
    <meta:editing-duration>PT8M48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